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/>
          <table:table-cell office:value-type="string" table:style-name="ce2">
            <text:p>K&amp;D protons</text:p>
          </table:table-cell>
          <table:table-cell table:number-columns-repeated="5" table:style-name="ce2"/>
          <table:table-cell office:value-type="string" table:style-name="ce2">
            <text:p>K&amp;D neutrons</text:p>
          </table:table-cell>
          <table:table-cell table:number-columns-repeated="5" table:style-name="ce2"/>
          <table:table-cell office:value-type="string" table:style-name="ce2">
            <text:p>Zhang-Pang-Lou deuterons on p-shell targets</text:p>
          </table:table-cell>
          <table:table-cell table:number-columns-repeated="5" table:style-name="ce2"/>
          <table:table-cell office:value-type="string" table:style-name="ce2">
            <text:p>Haixia &amp; Chonghai (2006) – deuterons on 12C—238U, E below 183 MeV</text:p>
          </table:table-cell>
          <table:table-cell table:number-columns-repeated="5" table:style-name="ce2"/>
          <table:table-cell office:value-type="string" table:style-name="ce2">
            <text:p>Pang et al. (2015) – A=3 proj on 1p-shell nuclei, 3—100 MeV</text:p>
          </table:table-cell>
          <table:table-cell table:number-columns-repeated="998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ZT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string" table:style-name="ce2">
            <text:p>E-Epf</text:p>
          </table:table-cell>
          <table:table-cell office:value-type="float" office:value="24.145679999999999" table:formula="of:=[.C5]-[.F20]" table:style-name="ce2">
            <text:p>24.14568</text:p>
          </table:table-cell>
          <table:table-cell table:style-name="ce2"/>
          <table:table-cell office:value-type="string" table:style-name="ce2">
            <text:p>ZT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string" table:style-name="ce2">
            <text:p>E-Enf</text:p>
          </table:table-cell>
          <table:table-cell office:value-type="float" office:value="12.687419999999999" table:formula="of:=[.I5]-[.L20]" table:style-name="ce2">
            <text:p>12.68742</text:p>
          </table:table-cell>
          <table:table-cell table:style-name="ce2"/>
          <table:table-cell office:value-type="string" table:style-name="ce2">
            <text:p>ZT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string" table:style-name="ce2">
            <text:p>E-EC</text:p>
          </table:table-cell>
          <table:table-cell office:value-type="float" office:value="8.5428366777361155" table:formula="of:=[.O5]-[.R24]" table:style-name="ce2">
            <text:p>8.542836678</text:p>
          </table:table-cell>
          <table:table-cell table:style-name="ce2"/>
          <table:table-cell office:value-type="string" table:style-name="ce2">
            <text:p>ZT</text:p>
          </table:table-cell>
          <table:table-cell office:value-type="float" office:value="9" table:style-name="ce2">
            <text:p>9</text:p>
          </table:table-cell>
          <table:table-cell table:number-columns-repeated="4" table:style-name="ce2"/>
          <table:table-cell office:value-type="string" table:style-name="ce2">
            <text:p>ZP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^2</text:p>
          </table:table-cell>
          <table:table-cell office:value-type="float" office:value="1.44" table:style-name="ce2">
            <text:p>1.44</text:p>
          </table:table-cell>
          <table:table-cell office:value-type="string" table:style-name="ce2">
            <text:p>MeV*fm</text:p>
          </table:table-cell>
          <table:table-cell table:number-columns-repeated="994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T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string" table:style-name="ce2">
            <text:p>(N-Z)/A</text:p>
          </table:table-cell>
          <table:table-cell office:value-type="float" office:value="5.2631578947368418E-2" table:formula="of:=([.C4]-[.C2])/[.C3]" table:style-name="ce2">
            <text:p>0.052631579</text:p>
          </table:table-cell>
          <table:table-cell table:style-name="ce2"/>
          <table:table-cell office:value-type="string" table:style-name="ce2">
            <text:p>AT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string" table:style-name="ce2">
            <text:p>(N-Z)/A</text:p>
          </table:table-cell>
          <table:table-cell office:value-type="float" office:value="-7.6923076923076927E-2" table:formula="of:=([.I4]-[.I2])/[.I3]" table:style-name="ce2">
            <text:p>-0.076923077</text:p>
          </table:table-cell>
          <table:table-cell table:style-name="ce2"/>
          <table:table-cell office:value-type="string" table:style-name="ce2">
            <text:p>AT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string" table:style-name="ce2">
            <text:p>(N-Z)/A</text:p>
          </table:table-cell>
          <table:table-cell office:value-type="float" office:value="-7.6923076923076927E-2" table:formula="of:=([.O4]-[.O2])/[.O3]" table:style-name="ce2">
            <text:p>-0.076923077</text:p>
          </table:table-cell>
          <table:table-cell table:style-name="ce2"/>
          <table:table-cell office:value-type="string" table:style-name="ce2">
            <text:p>AT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AT^(1/3)</text:p>
          </table:table-cell>
          <table:table-cell office:value-type="float" office:value="2.6684016487219444" table:formula="of:=[.U3]^(1/3)" table:style-name="ce2">
            <text:p>2.668401649</text:p>
          </table:table-cell>
          <table:table-cell table:number-columns-repeated="2" table:style-name="ce2"/>
          <table:table-cell office:value-type="string" table:style-name="ce2">
            <text:p>ZT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ps</text:p>
          </table:table-cell>
          <table:table-cell office:value-type="float" office:value="0" table:formula="of:=([.AA5]-[.AA3])/[.AA4]" table:style-name="ce2">
            <text:p>0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NT</text:p>
          </table:table-cell>
          <table:table-cell office:value-type="float" office:value="10" table:formula="of:=[.C3]-[.C2]" table:style-name="ce2">
            <text:p>10</text:p>
          </table:table-cell>
          <table:table-cell table:number-columns-repeated="4" table:style-name="ce2"/>
          <table:table-cell office:value-type="string" table:style-name="ce2">
            <text:p>NT</text:p>
          </table:table-cell>
          <table:table-cell office:value-type="float" office:value="6" table:formula="of:=[.I3]-[.I2]" table:style-name="ce2">
            <text:p>6</text:p>
          </table:table-cell>
          <table:table-cell table:number-columns-repeated="4" table:style-name="ce2"/>
          <table:table-cell office:value-type="string" table:style-name="ce2">
            <text:p>NT</text:p>
          </table:table-cell>
          <table:table-cell office:value-type="float" office:value="6" table:formula="of:=[.O3]-[.O2]" table:style-name="ce2">
            <text:p>6</text:p>
          </table:table-cell>
          <table:table-cell table:number-columns-repeated="4" table:style-name="ce2"/>
          <table:table-cell office:value-type="string" table:style-name="ce2">
            <text:p>NT</text:p>
          </table:table-cell>
          <table:table-cell office:value-type="float" office:value="10" table:formula="of:=[.U3]-[.U2]" table:style-name="ce2">
            <text:p>10</text:p>
          </table:table-cell>
          <table:table-cell table:number-columns-repeated="4" table:style-name="ce2"/>
          <table:table-cell office:value-type="string" table:style-name="ce2">
            <text:p>AT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AT^(1/3)</text:p>
          </table:table-cell>
          <table:table-cell office:value-type="float" office:value="2.2894284851066637" table:formula="of:=[.AA4]^(1/3)" table:style-name="ce2">
            <text:p>2.289428485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beam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lab MeV</text:p>
          </table:table-cell>
          <table:table-cell table:number-columns-repeated="3" table:style-name="ce2"/>
          <table:table-cell office:value-type="string" table:style-name="ce2">
            <text:p>Ebeam</text:p>
          </table:table-cell>
          <table:table-cell office:value-type="float" office:value="1.75" table:style-name="ce2">
            <text:p>1.75</text:p>
          </table:table-cell>
          <table:table-cell office:value-type="string" table:style-name="ce2">
            <text:p>lab MeV</text:p>
          </table:table-cell>
          <table:table-cell table:number-columns-repeated="3" table:style-name="ce2"/>
          <table:table-cell office:value-type="string" table:style-name="ce2">
            <text:p>Ebeam</text:p>
          </table:table-cell>
          <table:table-cell office:value-type="float" office:value="12.5" table:style-name="ce2">
            <text:p>12.5</text:p>
          </table:table-cell>
          <table:table-cell office:value-type="string" table:style-name="ce2">
            <text:p>lab MeV</text:p>
          </table:table-cell>
          <table:table-cell table:number-columns-repeated="3" table:style-name="ce2"/>
          <table:table-cell office:value-type="string" table:style-name="ce2">
            <text:p>Ebeam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lab MeV</text:p>
          </table:table-cell>
          <table:table-cell table:number-columns-repeated="3" table:style-name="ce2"/>
          <table:table-cell office:value-type="string" table:style-name="ce2">
            <text:p>NT</text:p>
          </table:table-cell>
          <table:table-cell office:value-type="float" office:value="6" table:formula="of:=[.AA4]-[.AA3]" table:style-name="ce2">
            <text:p>6</text:p>
          </table:table-cell>
          <table:table-cell office:value-type="string" table:style-name="ce2">
            <text:p>pm</text:p>
          </table:table-cell>
          <table:table-cell office:value-type="float" office:value="1" table:formula="of:=IF([.AA2]=2;1;-1)" table:style-name="ce2">
            <text:p>1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table:number-columns-repeated="24" table:style-name="ce2"/>
          <table:table-cell office:value-type="string" table:style-name="ce2">
            <text:p>Ebea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lab MeV</text:p>
          </table:table-cell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v</text:p>
          </table:table-cell>
          <table:table-cell office:value-type="float" office:value="51.796077742359962" table:formula="of:=[.F7]*(1-[.F8]*[.F2]+[.F9]*[.F2]^(2)-[.F10]*[.F2]^(3)) + [.F21]*[.F7]*([.F8]-2*[.F9]*[.F2]+3*[.F10]*[.F2]^(2))" table:style-name="ce2">
            <text:p>51.79607774</text:p>
          </table:table-cell>
          <table:table-cell table:style-name="ce2"/>
          <table:table-cell office:value-type="string" table:style-name="ce2">
            <text:p>v1p</text:p>
          </table:table-cell>
          <table:table-cell office:value-type="float" office:value="59.949263157894734" table:formula="of:=59.3+21*[.F3]-0.024*[.C3]" table:style-name="ce2">
            <text:p>59.94926316</text:p>
          </table:table-cell>
          <table:table-cell table:style-name="ce2"/>
          <table:table-cell office:value-type="string" table:style-name="ce2">
            <text:p>Vv</text:p>
          </table:table-cell>
          <table:table-cell office:value-type="float" office:value="55.251683955011927" table:formula="of:=[.L7]*(1-[.L8]*[.L2]+[.L9]*[.L2]^(2)-[.L10]*[.L2]^(3))" table:style-name="ce2">
            <text:p>55.25168396</text:p>
          </table:table-cell>
          <table:table-cell table:style-name="ce2"/>
          <table:table-cell office:value-type="string" table:style-name="ce2">
            <text:p>v1n</text:p>
          </table:table-cell>
          <table:table-cell office:value-type="float" office:value="60.603384615384613" table:formula="of:=59.3-21*[.L3]-0.024*[.I3]" table:style-name="ce2">
            <text:p>60.60338462</text:p>
          </table:table-cell>
          <table:table-cell table:style-name="ce2"/>
          <table:table-cell office:value-type="string" table:style-name="ce2">
            <text:p>V</text:p>
          </table:table-cell>
          <table:table-cell office:value-type="float" office:value="96.516548566911624" table:formula="of:=[.R7]+[.R8]*[.R2]" table:style-name="ce2">
            <text:p>96.51654857</text:p>
          </table:table-cell>
          <table:table-cell table:style-name="ce2"/>
          <table:table-cell office:value-type="string" table:style-name="ce2">
            <text:p>Vr</text:p>
          </table:table-cell>
          <table:table-cell office:value-type="float" office:value="98.9" table:style-name="ce2">
            <text:p>98.9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office:value-type="float" office:value="90.061037189459782" table:formula="of:=91.85-0.249*[.U5]+0.000116*[.U5]*[.U5]+0.642*[.U2]/([.U3])^(1/3)" table:style-name="ce2">
            <text:p>90.06103719</text:p>
          </table:table-cell>
          <table:table-cell table:number-columns-repeated="3" table:style-name="ce2"/>
          <table:table-cell office:value-type="string" table:style-name="ce2">
            <text:p>EC</text:p>
          </table:table-cell>
          <table:table-cell office:value-type="float" office:value="6.9671401987584201" table:formula="of:=6*[.AA2]*[.AA3]*[.AC2]/(5*[.AA16]*[.AC4])" table:style-name="ce2">
            <text:p>6.967140199</text:p>
          </table:table-cell>
          <table:table-cell office:value-type="string" table:style-name="ce2">
            <text:p>MeV</text:p>
          </table:table-cell>
          <table:table-cell table:number-columns-repeated="99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v</text:p>
          </table:table-cell>
          <table:table-cell office:value-type="float" office:value="1.3925685134892689" table:formula="of:=[.F11]*[.F2]^(2)/([.F2]^(2)+[.F12]^(2))" table:style-name="ce2">
            <text:p>1.392568513</text:p>
          </table:table-cell>
          <table:table-cell table:style-name="ce2"/>
          <table:table-cell office:value-type="string" table:style-name="ce2">
            <text:p>v2p</text:p>
          </table:table-cell>
          <table:table-cell office:value-type="float" office:value="7.1473700000000001E-3" table:formula="of:=0.007067+0.00000423*[.C3]" table:style-name="ce2">
            <text:p>0.00714737</text:p>
          </table:table-cell>
          <table:table-cell table:style-name="ce2"/>
          <table:table-cell office:value-type="string" table:style-name="ce2">
            <text:p>Wv</text:p>
          </table:table-cell>
          <table:table-cell office:value-type="float" office:value="0.34907390273110639" table:formula="of:=[.L11]*[.L2]^(2)/([.L2]^(2)+[.L12]^(2))" table:style-name="ce2">
            <text:p>0.349073903</text:p>
          </table:table-cell>
          <table:table-cell table:style-name="ce2"/>
          <table:table-cell office:value-type="string" table:style-name="ce2">
            <text:p>v2n</text:p>
          </table:table-cell>
          <table:table-cell office:value-type="float" office:value="7.2087599999999998E-3" table:formula="of:=0.007228-0.00000148*[.I3]" table:style-name="ce2">
            <text:p>0.00720876</text:p>
          </table:table-cell>
          <table:table-cell table:style-name="ce2"/>
          <table:table-cell office:value-type="string" table:style-name="ce2">
            <text:p>r0</text:p>
          </table:table-cell>
          <table:table-cell office:value-type="float" office:value="1.0432273359862525" table:formula="of:=([.R9]*[.O3]^(1/3)+[.R10]+[.R11]*[.R2])/[.O3]^(1/3)" table:style-name="ce2">
            <text:p>1.043227336</text:p>
          </table:table-cell>
          <table:table-cell table:style-name="ce2"/>
          <table:table-cell office:value-type="string" table:style-name="ce2">
            <text:p>Ve</text:p>
          </table:table-cell>
          <table:table-cell office:value-type="float" office:value="-0.27900000000000003" table:style-name="ce2">
            <text:p>-0.279</text:p>
          </table:table-cell>
          <table:table-cell table:number-columns-repeated="2" table:style-name="ce2"/>
          <table:table-cell office:value-type="string" table:style-name="ce2">
            <text:p>rr</text:p>
          </table:table-cell>
          <table:table-cell office:value-type="float" office:value="1.1490918920681537" table:formula="of:=1.152-0.00776/[.W3]" table:style-name="ce2">
            <text:p>1.149091892</text:p>
          </table:table-cell>
          <table:table-cell table:number-columns-repeated="3" table:style-name="ce2"/>
          <table:table-cell office:value-type="string" table:style-name="ce2">
            <text:p>targ:</text:p>
          </table:table-cell>
          <table:table-cell office:value-type="string" table:style-name="ce2">
            <text:p>1p</text:p>
          </table:table-cell>
          <table:table-cell office:value-type="string" table:style-name="ce2">
            <text:p>6,7Li</text:p>
          </table:table-cell>
          <table:table-cell table:number-columns-repeated="2" table:style-name="ce2"/>
          <table:table-cell office:value-type="string" table:style-name="ce2">
            <text:p>1p</text:p>
          </table:table-cell>
          <table:table-cell office:value-type="string" table:style-name="ce2">
            <text:p>Li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2">
            <text:p>rV</text:p>
          </table:table-cell>
          <table:table-cell office:value-type="float" office:value="1.1519738459316387" table:formula="of:=1.3039-0.4054*[.C3]^(-1/3)" table:style-name="ce2">
            <text:p>1.151973846</text:p>
          </table:table-cell>
          <table:table-cell table:style-name="ce2"/>
          <table:table-cell office:value-type="string" table:style-name="ce2">
            <text:p>v3p</text:p>
          </table:table-cell>
          <table:table-cell office:value-type="float" office:value="1.750584E-5" table:formula="of:=0.00001729+0.00000001136*[.C3]" table:style-name="ce2">
            <text:p>1.75058E-05</text:p>
          </table:table-cell>
          <table:table-cell table:style-name="ce2"/>
          <table:table-cell office:value-type="string" table:style-name="ce2">
            <text:p>rV</text:p>
          </table:table-cell>
          <table:table-cell office:value-type="float" office:value="1.1314872838872758" table:formula="of:=1.3039-0.4054*[.I3]^(-1/3)" table:style-name="ce2">
            <text:p>1.131487284</text:p>
          </table:table-cell>
          <table:table-cell table:style-name="ce2"/>
          <table:table-cell office:value-type="string" table:style-name="ce2">
            <text:p>v3n</text:p>
          </table:table-cell>
          <table:table-cell office:value-type="float" office:value="1.9679999999999998E-5" table:formula="of:=0.00001994-0.00000002*[.I3]" table:style-name="ce2">
            <text:p>0.00001968</text:p>
          </table:table-cell>
          <table:table-cell table:style-name="ce2"/>
          <table:table-cell office:value-type="string" table:style-name="ce2">
            <text:p>a0</text:p>
          </table:table-cell>
          <table:table-cell office:value-type="float" office:value="0.77600000000000002" table:formula="of:=[.R12]" table:style-name="ce2">
            <text:p>0.776</text:p>
          </table:table-cell>
          <table:table-cell table:style-name="ce2"/>
          <table:table-cell office:value-type="string" table:style-name="ce2">
            <text:p>rr</text:p>
          </table:table-cell>
          <table:table-cell office:value-type="float" office:value="1.1100000000000001" table:style-name="ce2">
            <text:p>1.11</text:p>
          </table:table-cell>
          <table:table-cell table:number-columns-repeated="2" table:style-name="ce2"/>
          <table:table-cell office:value-type="string" table:style-name="ce2">
            <text:p>ar</text:p>
          </table:table-cell>
          <table:table-cell office:value-type="float" office:value="0.75262186077389648" table:formula="of:=0.719+0.0126*[.W3]" table:style-name="ce2">
            <text:p>0.752621861</text:p>
          </table:table-cell>
          <table:table-cell table:number-columns-repeated="3" table:style-name="ce2"/>
          <table:table-cell office:value-type="string" table:style-name="ce2">
            <text:p>Vr</text:p>
          </table:table-cell>
          <table:table-cell office:value-type="float" office:value="143.55172105475822" table:formula="of:=[.AA18]+[.AA19]*([.$AA$6]-[.$AA$7])" table:style-name="ce2">
            <text:p>143.5517211</text:p>
          </table:table-cell>
          <table:table-cell office:value-type="float" office:value="69.709955521242634" table:formula="of:=[.AB18]+[.AB19]*([.$AA$6]-[.$AA$7])" table:style-name="ce2">
            <text:p>69.70995552</text:p>
          </table:table-cell>
          <table:table-cell office:value-type="string" table:style-name="ce2">
            <text:p>MeV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V</text:p>
          </table:table-cell>
          <table:table-cell office:value-type="float" office:value="0.67497469999999993" table:formula="of:=0.6778-0.0001487*[.C3]" table:style-name="ce2">
            <text:p>0.6749747</text:p>
          </table:table-cell>
          <table:table-cell table:style-name="ce2"/>
          <table:table-cell office:value-type="string" table:style-name="ce2">
            <text:p>v4p</text:p>
          </table:table-cell>
          <table:table-cell office:value-type="float" office:value="6.9999999999999998E-9" table:formula="of:=0.000000007" table:style-name="ce2">
            <text:p>0.000000007</text:p>
          </table:table-cell>
          <table:table-cell table:style-name="ce2"/>
          <table:table-cell office:value-type="string" table:style-name="ce2">
            <text:p>aV</text:p>
          </table:table-cell>
          <table:table-cell office:value-type="float" office:value="0.67586689999999994" table:formula="of:=0.6778-0.0001487*[.I3]" table:style-name="ce2">
            <text:p>0.6758669</text:p>
          </table:table-cell>
          <table:table-cell table:style-name="ce2"/>
          <table:table-cell office:value-type="string" table:style-name="ce2">
            <text:p>v4n</text:p>
          </table:table-cell>
          <table:table-cell office:value-type="float" office:value="6.9999999999999998E-9" table:formula="of:=0.000000007" table:style-name="ce2">
            <text:p>0.000000007</text:p>
          </table:table-cell>
          <table:table-cell table:style-name="ce2"/>
          <table:table-cell office:value-type="string" table:style-name="ce2">
            <text:p>Wv</text:p>
          </table:table-cell>
          <table:table-cell office:value-type="float" office:value="1.9303988657136668" table:formula="of:=[.R13]/(1+EXP(([.R20]-[.R2])/[.R21]))" table:style-name="ce2">
            <text:p>1.930398866</text:p>
          </table:table-cell>
          <table:table-cell table:style-name="ce2"/>
          <table:table-cell office:value-type="string" table:style-name="ce2">
            <text:p>rr0</text:p>
          </table:table-cell>
          <table:table-cell office:value-type="float" office:value="-0.16700000000000001" table:style-name="ce2">
            <text:p>-0.167</text:p>
          </table:table-cell>
          <table:table-cell table:number-columns-repeated="2" table:style-name="ce2"/>
          <table:table-cell office:value-type="string" table:style-name="ce2">
            <text:p>Wv</text:p>
          </table:table-cell>
          <table:table-cell office:value-type="float" office:value="2.0992000000000002" table:formula="of:=1.104+0.0622*[.U5]" table:style-name="ce2">
            <text:p>2.0992</text:p>
          </table:table-cell>
          <table:table-cell table:number-columns-repeated="3" table:style-name="ce2"/>
          <table:table-cell office:value-type="string" table:style-name="ce2">
            <text:p>R0</text:p>
          </table:table-cell>
          <table:table-cell office:value-type="float" office:value="2.2670760716819793" table:formula="of:=[.AA20]*[.$AC$4]+[.AA21]+[.AA22]*([.$AA$6]-[.$AA$7])" table:style-name="ce2">
            <text:p>2.267076072</text:p>
          </table:table-cell>
          <table:table-cell office:value-type="float" office:value="3.3883541579578624" table:formula="of:=[.AB20]*[.$AC$4]+[.AB21]+[.AB22]*([.$AA$6]-[.$AA$7])" table:style-name="ce2">
            <text:p>3.388354158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r0=R0/AT^1/3</text:p>
          </table:table-cell>
          <table:table-cell office:value-type="float" office:value="0.99023668414624311" table:formula="of:=[.AA10]/[.AC4]" table:style-name="ce2">
            <text:p>0.990236684</text:p>
          </table:table-cell>
          <table:table-cell office:value-type="float" office:value="1.48" table:formula="of:=[.AB10]/[.AC4]" table:style-name="ce2">
            <text:p>1.48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2">
            <text:p>Wd</text:p>
          </table:table-cell>
          <table:table-cell office:value-type="float" office:value="8.1093470691698979" table:formula="of:=[.F13]*[.F2]^(2)/([.F2]^(2)+[.F15]^(2))*EXP(-1*[.F14]*[.F2])" table:style-name="ce2">
            <text:p>8.109347069</text:p>
          </table:table-cell>
          <table:table-cell table:style-name="ce2"/>
          <table:table-cell office:value-type="string" table:style-name="ce2">
            <text:p>w1p</text:p>
          </table:table-cell>
          <table:table-cell office:value-type="float" office:value="14.849950999999999" table:formula="of:=14.667+0.009629*[.C3]" table:style-name="ce2">
            <text:p>14.849951</text:p>
          </table:table-cell>
          <table:table-cell table:style-name="ce2"/>
          <table:table-cell office:value-type="string" table:style-name="ce2">
            <text:p>Wd</text:p>
          </table:table-cell>
          <table:table-cell office:value-type="float" office:value="7.1734172918758441" table:formula="of:=[.L13]*[.L2]^(2)/([.L2]^(2)+[.L15]^(2))*EXP(-1*[.L14]*[.L2])" table:style-name="ce2">
            <text:p>7.173417292</text:p>
          </table:table-cell>
          <table:table-cell table:style-name="ce2"/>
          <table:table-cell office:value-type="string" table:style-name="ce2">
            <text:p>w1n</text:p>
          </table:table-cell>
          <table:table-cell office:value-type="float" office:value="12.412100000000001" table:formula="of:=12.195+0.0167*[.I3]" table:style-name="ce2">
            <text:p>12.4121</text:p>
          </table:table-cell>
          <table:table-cell table:style-name="ce2"/>
          <table:table-cell office:value-type="string" table:style-name="ce2">
            <text:p>rw0</text:p>
          </table:table-cell>
          <table:table-cell office:value-type="float" office:value="1.0432273359862525" table:formula="of:=[.O8]" table:style-name="ce2">
            <text:p>1.043227336</text:p>
          </table:table-cell>
          <table:table-cell table:style-name="ce2"/>
          <table:table-cell office:value-type="string" table:style-name="ce2">
            <text:p>rre</text:p>
          </table:table-cell>
          <table:table-cell office:value-type="float" office:value="1.17E-3" table:style-name="ce2">
            <text:p>0.00117</text:p>
          </table:table-cell>
          <table:table-cell table:number-columns-repeated="2" table:style-name="ce2"/>
          <table:table-cell office:value-type="string" table:style-name="ce2">
            <text:p>rv</text:p>
          </table:table-cell>
          <table:table-cell office:value-type="float" office:value="1.3423631908253961" table:formula="of:=1.305+0.0997/[.W3]" table:style-name="ce2">
            <text:p>1.342363191</text:p>
          </table:table-cell>
          <table:table-cell table:number-columns-repeated="3" table:style-name="ce2"/>
          <table:table-cell office:value-type="string" table:style-name="ce2">
            <text:p>a0</text:p>
          </table:table-cell>
          <table:table-cell office:value-type="float" office:value="0.79200000000000004" table:formula="of:=[.AA23]" table:style-name="ce2">
            <text:p>0.792</text:p>
          </table:table-cell>
          <table:table-cell office:value-type="float" office:value="0.59" table:formula="of:=[.AB23]" table:style-name="ce2">
            <text:p>0.59</text:p>
          </table:table-cell>
          <table:table-cell office:value-type="string" table:style-name="ce2">
            <text:p>fm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D</text:p>
          </table:table-cell>
          <table:table-cell office:value-type="float" office:value="1.3001058338677571" table:formula="of:=1.3424-0.01585*[.C3]^(1/3)" table:style-name="ce2">
            <text:p>1.300105834</text:p>
          </table:table-cell>
          <table:table-cell table:style-name="ce2"/>
          <table:table-cell office:value-type="string" table:style-name="ce2">
            <text:p>w2p</text:p>
          </table:table-cell>
          <table:table-cell office:value-type="float" office:value="75.06049999999999" table:formula="of:=73.55+0.0795*[.C3]" table:style-name="ce2">
            <text:p>75.0605</text:p>
          </table:table-cell>
          <table:table-cell table:style-name="ce2"/>
          <table:table-cell office:value-type="string" table:style-name="ce2">
            <text:p>rD</text:p>
          </table:table-cell>
          <table:table-cell office:value-type="float" office:value="1.305131345199626" table:formula="of:=1.3424-0.01585*[.I3]^(1/3)" table:style-name="ce2">
            <text:p>1.305131345</text:p>
          </table:table-cell>
          <table:table-cell table:style-name="ce2"/>
          <table:table-cell office:value-type="string" table:style-name="ce2">
            <text:p>w2n</text:p>
          </table:table-cell>
          <table:table-cell office:value-type="float" office:value="74.583500000000001" table:formula="of:=73.55+0.0795*[.I3]" table:style-name="ce2">
            <text:p>74.5835</text:p>
          </table:table-cell>
          <table:table-cell table:style-name="ce2"/>
          <table:table-cell office:value-type="string" table:style-name="ce2">
            <text:p>aw0</text:p>
          </table:table-cell>
          <table:table-cell office:value-type="float" office:value="0.77600000000000002" table:formula="of:=[.O9]" table:style-name="ce2">
            <text:p>0.776</text:p>
          </table:table-cell>
          <table:table-cell table:style-name="ce2"/>
          <table:table-cell office:value-type="string" table:style-name="ce2">
            <text:p>ar</text:p>
          </table:table-cell>
          <table:table-cell office:value-type="float" office:value="0.77600000000000002" table:style-name="ce2">
            <text:p>0.776</text:p>
          </table:table-cell>
          <table:table-cell table:number-columns-repeated="2" table:style-name="ce2"/>
          <table:table-cell office:value-type="string" table:style-name="ce2">
            <text:p>av</text:p>
          </table:table-cell>
          <table:table-cell office:value-type="float" office:value="0.58815983512780545" table:formula="of:=0.855-0.1*[.W3]" table:style-name="ce2">
            <text:p>0.588159835</text:p>
          </table:table-cell>
          <table:table-cell table:number-columns-repeated="3" table:style-name="ce2"/>
          <table:table-cell office:value-type="string" table:style-name="ce2">
            <text:p>Wv</text:p>
          </table:table-cell>
          <table:table-cell office:value-type="float" office:value="2.1761854026400806" table:formula="of:=[.AA24]/(1+EXP(([.AA30]-([.$AA$6]-[.$AA$7]))/[.AA31]))" table:style-name="ce2">
            <text:p>2.176185403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D</text:p>
          </table:table-cell>
          <table:table-cell office:value-type="float" office:value="0.52858950000000005" table:formula="of:=0.5187+0.0005205*[.C3]" table:style-name="ce2">
            <text:p>0.5285895</text:p>
          </table:table-cell>
          <table:table-cell table:style-name="ce2"/>
          <table:table-cell office:value-type="string" table:style-name="ce2">
            <text:p>d1p</text:p>
          </table:table-cell>
          <table:table-cell office:value-type="float" office:value="16.842105263157894" table:formula="of:=16+16*[.F3]" table:style-name="ce2">
            <text:p>16.84210526</text:p>
          </table:table-cell>
          <table:table-cell table:style-name="ce2"/>
          <table:table-cell office:value-type="string" table:style-name="ce2">
            <text:p>aD</text:p>
          </table:table-cell>
          <table:table-cell office:value-type="float" office:value="0.54675279999999993" table:formula="of:=0.5446+0.0001656*[.I3]" table:style-name="ce2">
            <text:p>0.5467528</text:p>
          </table:table-cell>
          <table:table-cell table:style-name="ce2"/>
          <table:table-cell office:value-type="string" table:style-name="ce2">
            <text:p>d1n</text:p>
          </table:table-cell>
          <table:table-cell office:value-type="float" office:value="17.23076923076923" table:formula="of:=16-16*[.L3]" table:style-name="ce2">
            <text:p>17.23076923</text:p>
          </table:table-cell>
          <table:table-cell table:style-name="ce2"/>
          <table:table-cell office:value-type="string" table:style-name="ce2">
            <text:p>Ws</text:p>
          </table:table-cell>
          <table:table-cell office:value-type="float" office:value="5.8963384370148928" table:formula="of:=[.R14]/(1+EXP(([.R2]-[.R22])/[.R23]))" table:style-name="ce2">
            <text:p>5.896338437</text:p>
          </table:table-cell>
          <table:table-cell table:style-name="ce2"/>
          <table:table-cell office:value-type="string" table:style-name="ce2">
            <text:p>Wv0</text:p>
          </table:table-cell>
          <table:table-cell office:value-type="float" office:value="11.5" table:style-name="ce2">
            <text:p>11.5</text:p>
          </table:table-cell>
          <table:table-cell table:number-columns-repeated="2" table:style-name="ce2"/>
          <table:table-cell office:value-type="string" table:style-name="ce2">
            <text:p>Ws</text:p>
          </table:table-cell>
          <table:table-cell office:value-type="float" office:value="10.340400000000001" table:formula="of:=10.83-0.0306*[.U5]" table:style-name="ce2">
            <text:p>10.3404</text:p>
          </table:table-cell>
          <table:table-cell table:number-columns-repeated="2" table:style-name="ce2"/>
          <table:table-cell office:value-type="string" table:style-name="ce3">
            <text:p>Rs=</text:p>
          </table:table-cell>
          <table:table-cell office:value-type="string" table:style-name="ce2">
            <text:p>Rw</text:p>
          </table:table-cell>
          <table:table-cell office:value-type="float" office:value="3.1138827337025288" table:formula="of:=[.AA27]*[.$AC$4]+[.AA28]" table:style-name="ce2">
            <text:p>3.113882734</text:p>
          </table:table-cell>
          <table:table-cell office:value-type="float" office:value="1.9002256426385309" table:formula="of:=[.AB27]*[.$AC$4]+[.AB28]" table:style-name="ce2">
            <text:p>1.900225643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rw=Rw/AT^1/3</text:p>
          </table:table-cell>
          <table:table-cell office:value-type="float" office:value="1.3601135628210959" table:formula="of:=[.AA13]/[.AC4]" table:style-name="ce2">
            <text:p>1.360113563</text:p>
          </table:table-cell>
          <table:table-cell office:value-type="float" office:value="0.83" table:formula="of:=[.AB13]/[.AC4]" table:style-name="ce2">
            <text:p>0.83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2">
            <text:p>Vso</text:p>
          </table:table-cell>
          <table:table-cell office:value-type="float" office:value="5.4285421101723719" table:formula="of:=[.F16]*EXP(-1*[.F17]*[.F2])" table:style-name="ce2">
            <text:p>5.42854211</text:p>
          </table:table-cell>
          <table:table-cell table:style-name="ce2"/>
          <table:table-cell office:value-type="string" table:style-name="ce2">
            <text:p>d2p</text:p>
          </table:table-cell>
          <table:table-cell office:value-type="float" office:value="2.1801999861094611E-2" table:formula="of:=0.018+0.003802/(1+EXP(([.C3]-156)/8))" table:style-name="ce2">
            <text:p>0.021802</text:p>
          </table:table-cell>
          <table:table-cell table:style-name="ce2"/>
          <table:table-cell office:value-type="string" table:style-name="ce2">
            <text:p>Vso</text:p>
          </table:table-cell>
          <table:table-cell office:value-type="float" office:value="5.666029297995494" table:formula="of:=[.L16]*EXP(-1*[.L17]*[.L2])" table:style-name="ce2">
            <text:p>5.666029298</text:p>
          </table:table-cell>
          <table:table-cell table:style-name="ce2"/>
          <table:table-cell office:value-type="string" table:style-name="ce2">
            <text:p>d2n</text:p>
          </table:table-cell>
          <table:table-cell office:value-type="float" office:value="2.1801999934385738E-2" table:formula="of:=0.018+0.003802/(1+EXP(([.I3]-156)/8))" table:style-name="ce2">
            <text:p>0.021802</text:p>
          </table:table-cell>
          <table:table-cell table:style-name="ce2"/>
          <table:table-cell office:value-type="string" table:style-name="ce2">
            <text:p>rs0</text:p>
          </table:table-cell>
          <table:table-cell office:value-type="float" office:value="1.850328430847783" table:formula="of:=([.R15]*[.O3]^(1/3)+[.R16]+[.R17]*[.R2])/[.O3]^(1/3)" table:style-name="ce2">
            <text:p>1.850328431</text:p>
          </table:table-cell>
          <table:table-cell table:style-name="ce2"/>
          <table:table-cell office:value-type="string" table:style-name="ce2">
            <text:p>Ws0</text:p>
          </table:table-cell>
          <table:table-cell office:value-type="float" office:value="7.56" table:style-name="ce2">
            <text:p>7.56</text:p>
          </table:table-cell>
          <table:table-cell table:number-columns-repeated="2" table:style-name="ce2"/>
          <table:table-cell office:value-type="string" table:style-name="ce2">
            <text:p>rs</text:p>
          </table:table-cell>
          <table:table-cell office:value-type="float" office:value="1.3909629388712161" table:formula="of:=1.334+0.152/[.W3]" table:style-name="ce2">
            <text:p>1.390962939</text:p>
          </table:table-cell>
          <table:table-cell table:number-columns-repeated="3" table:style-name="ce2"/>
          <table:table-cell office:value-type="string" table:style-name="ce2">
            <text:p>aw</text:p>
          </table:table-cell>
          <table:table-cell office:value-type="float" office:value="0.80100000000000005" table:formula="of:=[.AA29]" table:style-name="ce2">
            <text:p>0.801</text:p>
          </table:table-cell>
          <table:table-cell office:value-type="float" office:value="1.0469999999999999" table:formula="of:=[.AB29]" table:style-name="ce2">
            <text:p>1.047</text:p>
          </table:table-cell>
          <table:table-cell office:value-type="string" table:style-name="ce2">
            <text:p>fm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so</text:p>
          </table:table-cell>
          <table:table-cell office:value-type="float" office:value="-6.9027308457822484E-2" table:formula="of:=[.F18]*[.F2]^(2)/([.F2]^(2)+[.F19]^(2))" table:style-name="ce2">
            <text:p>-0.069027308</text:p>
          </table:table-cell>
          <table:table-cell table:style-name="ce2"/>
          <table:table-cell office:value-type="string" table:style-name="ce2">
            <text:p>d3p</text:p>
          </table:table-cell>
          <table:table-cell office:value-type="float" office:value="11.5" table:formula="of:=11.5" table:style-name="ce2">
            <text:p>11.5</text:p>
          </table:table-cell>
          <table:table-cell table:style-name="ce2"/>
          <table:table-cell office:value-type="string" table:style-name="ce2">
            <text:p>Wso</text:p>
          </table:table-cell>
          <table:table-cell office:value-type="float" office:value="-1.937073523488413E-2" table:formula="of:=[.L18]*[.L2]^(2)/([.L2]^(2)+[.L19]^(2))" table:style-name="ce2">
            <text:p>-0.019370735</text:p>
          </table:table-cell>
          <table:table-cell table:style-name="ce2"/>
          <table:table-cell office:value-type="string" table:style-name="ce2">
            <text:p>d3n</text:p>
          </table:table-cell>
          <table:table-cell office:value-type="float" office:value="11.5" table:formula="of:=11.5" table:style-name="ce2">
            <text:p>11.5</text:p>
          </table:table-cell>
          <table:table-cell table:style-name="ce2"/>
          <table:table-cell office:value-type="string" table:style-name="ce2">
            <text:p>as0</text:p>
          </table:table-cell>
          <table:table-cell office:value-type="float" office:value="0.74399999999999999" table:formula="of:=[.R18]" table:style-name="ce2">
            <text:p>0.744</text:p>
          </table:table-cell>
          <table:table-cell table:style-name="ce2"/>
          <table:table-cell office:value-type="string" table:style-name="ce2">
            <text:p>rw</text:p>
          </table:table-cell>
          <table:table-cell office:value-type="float" office:value="0.56100000000000005" table:style-name="ce2">
            <text:p>0.561</text:p>
          </table:table-cell>
          <table:table-cell table:number-columns-repeated="2" table:style-name="ce2"/>
          <table:table-cell office:value-type="string" table:style-name="ce2">
            <text:p>as</text:p>
          </table:table-cell>
          <table:table-cell office:value-type="float" office:value="0.6964409022207606" table:formula="of:=0.531+0.062*[.W3]" table:style-name="ce2">
            <text:p>0.696440902</text:p>
          </table:table-cell>
          <table:table-cell table:number-columns-repeated="3" table:style-name="ce2"/>
          <table:table-cell office:value-type="string" table:style-name="ce2">
            <text:p>Ws</text:p>
          </table:table-cell>
          <table:table-cell office:value-type="float" office:value="11.604195574841643" table:formula="of:=([.AA25]+[.$AC$5]*[.AA26]*[.$AC$3])/(1+EXP(([.$AA$6]-[.$AA$7]-[.AA32])/[.AA33]))" table:style-name="ce2">
            <text:p>11.60419557</text:p>
          </table:table-cell>
          <table:table-cell office:value-type="float" office:value="13.467254497407962" table:formula="of:=([.AB25]+[.$AC$5]*[.AB26]*[.$AC$3])/(1+EXP(([.$AA$6]-[.$AA$7]-[.AB32])/[.AB33]))" table:style-name="ce2">
            <text:p>13.4672545</text:p>
          </table:table-cell>
          <table:table-cell office:value-type="string" table:style-name="ce2">
            <text:p>MeV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so</text:p>
          </table:table-cell>
          <table:table-cell office:value-type="float" office:value="0.94293275362054785" table:formula="of:=1.1854-0.647*[.C3]^(-1/3)" table:style-name="ce2">
            <text:p>0.942932754</text:p>
          </table:table-cell>
          <table:table-cell table:style-name="ce2"/>
          <table:table-cell office:value-type="string" table:style-name="ce2">
            <text:p>vpso1</text:p>
          </table:table-cell>
          <table:table-cell office:value-type="float" office:value="5.9790000000000001" table:formula="of:=5.922+0.003*[.C3]" table:style-name="ce2">
            <text:p>5.979</text:p>
          </table:table-cell>
          <table:table-cell table:style-name="ce2"/>
          <table:table-cell office:value-type="string" table:style-name="ce2">
            <text:p>rso</text:p>
          </table:table-cell>
          <table:table-cell office:value-type="float" office:value="0.91023713042690535" table:formula="of:=1.1854-0.647*[.I3]^(-1/3)" table:style-name="ce2">
            <text:p>0.91023713</text:p>
          </table:table-cell>
          <table:table-cell table:style-name="ce2"/>
          <table:table-cell office:value-type="string" table:style-name="ce2">
            <text:p>vnso1</text:p>
          </table:table-cell>
          <table:table-cell office:value-type="float" office:value="5.9609999999999994" table:formula="of:=5.922+0.003*[.I3]" table:style-name="ce2">
            <text:p>5.961</text:p>
          </table:table-cell>
          <table:table-cell table:style-name="ce2"/>
          <table:table-cell office:value-type="string" table:style-name="ce2">
            <text:p>rc</text:p>
          </table:table-cell>
          <table:table-cell office:value-type="float" office:value="1.3" table:style-name="ce2">
            <text:p>1.3</text:p>
          </table:table-cell>
          <table:table-cell table:style-name="ce2"/>
          <table:table-cell office:value-type="string" table:style-name="ce2">
            <text:p>rw0</text:p>
          </table:table-cell>
          <table:table-cell office:value-type="float" office:value="3.07" table:style-name="ce2">
            <text:p>3.07</text:p>
          </table:table-cell>
          <table:table-cell table:number-columns-repeated="2" table:style-name="ce2"/>
          <table:table-cell office:value-type="string" table:style-name="ce2">
            <text:p>Vso</text:p>
          </table:table-cell>
          <table:table-cell office:value-type="float" office:value="3.5569999999999999" table:style-name="ce2">
            <text:p>3.557</text:p>
          </table:table-cell>
          <table:table-cell table:number-columns-repeated="3" table:style-name="ce2"/>
          <table:table-cell office:value-type="string" table:style-name="ce2">
            <text:p>rc</text:p>
          </table:table-cell>
          <table:table-cell office:value-type="float" office:value="1.3" table:style-name="ce2">
            <text:p>1.3</text:p>
          </table:table-cell>
          <table:table-cell office:value-type="float" office:value="1.3" table:style-name="ce2">
            <text:p>1.3</text:p>
          </table:table-cell>
          <table:table-cell office:value-type="string" table:style-name="ce2">
            <text:p>fm</text:p>
          </table:table-cell>
          <table:table-cell table:number-columns-repeated="995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so</text:p>
          </table:table-cell>
          <table:table-cell office:value-type="float" office:value="0.59" table:formula="of:=0.59" table:style-name="ce2">
            <text:p>0.59</text:p>
          </table:table-cell>
          <table:table-cell table:style-name="ce2"/>
          <table:table-cell office:value-type="string" table:style-name="ce2">
            <text:p>vpso2</text:p>
          </table:table-cell>
          <table:table-cell office:value-type="float" office:value="4.0000000000000001E-3" table:formula="of:=0.004" table:style-name="ce2">
            <text:p>0.004</text:p>
          </table:table-cell>
          <table:table-cell table:style-name="ce2"/>
          <table:table-cell office:value-type="string" table:style-name="ce2">
            <text:p>aso</text:p>
          </table:table-cell>
          <table:table-cell office:value-type="float" office:value="0.59" table:formula="of:=0.59" table:style-name="ce2">
            <text:p>0.59</text:p>
          </table:table-cell>
          <table:table-cell table:style-name="ce2"/>
          <table:table-cell office:value-type="string" table:style-name="ce2">
            <text:p>vnso2</text:p>
          </table:table-cell>
          <table:table-cell office:value-type="float" office:value="4.0000000000000001E-3" table:formula="of:=0.004" table:style-name="ce2">
            <text:p>0.004</text:p>
          </table:table-cell>
          <table:table-cell table:number-columns-repeated="4" table:style-name="ce2"/>
          <table:table-cell office:value-type="string" table:style-name="ce2">
            <text:p>rwe</text:p>
          </table:table-cell>
          <table:table-cell office:value-type="float" office:value="-4.4900000000000001E-3" table:style-name="ce2">
            <text:p>-0.00449</text:p>
          </table:table-cell>
          <table:table-cell table:number-columns-repeated="2" table:style-name="ce2"/>
          <table:table-cell office:value-type="string" table:style-name="ce2">
            <text:p>rso</text:p>
          </table:table-cell>
          <table:table-cell office:value-type="float" office:value="0.97199999999999998" table:style-name="ce2">
            <text:p>0.972</text:p>
          </table:table-cell>
          <table:table-cell table:number-columns-repeated="100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c</text:p>
          </table:table-cell>
          <table:table-cell office:value-type="float" office:value="1.3919358838158382" table:formula="of:=1.198+0.697*[.C3]^(-2/3) + 12.994*[.C3]^(-5/3)" table:style-name="ce2">
            <text:p>1.391935884</text:p>
          </table:table-cell>
          <table:table-cell table:style-name="ce2"/>
          <table:table-cell office:value-type="string" table:style-name="ce2">
            <text:p>wpso1</text:p>
          </table:table-cell>
          <table:table-cell office:value-type="float" office:value="-3.1" table:formula="of:=-3.1" table:style-name="ce2">
            <text:p>-3.1</text:p>
          </table:table-cell>
          <table:table-cell table:number-columns-repeated="4" table:style-name="ce2"/>
          <table:table-cell office:value-type="string" table:style-name="ce2">
            <text:p>wnso1</text:p>
          </table:table-cell>
          <table:table-cell office:value-type="float" office:value="-3.1" table:formula="of:=-3.1" table:style-name="ce2">
            <text:p>-3.1</text:p>
          </table:table-cell>
          <table:table-cell table:number-columns-repeated="4" table:style-name="ce2"/>
          <table:table-cell office:value-type="string" table:style-name="ce2">
            <text:p>aw</text:p>
          </table:table-cell>
          <table:table-cell office:value-type="float" office:value="0.74399999999999999" table:style-name="ce2">
            <text:p>0.744</text:p>
          </table:table-cell>
          <table:table-cell table:number-columns-repeated="2" table:style-name="ce2"/>
          <table:table-cell office:value-type="string" table:style-name="ce2">
            <text:p>aso</text:p>
          </table:table-cell>
          <table:table-cell office:value-type="float" office:value="1.0109999999999999" table:style-name="ce2">
            <text:p>1.011</text:p>
          </table:table-cell>
          <table:table-cell table:number-columns-repeated="3" table:style-name="ce2"/>
          <table:table-cell office:value-type="string" table:style-name="ce2">
            <text:p>V0</text:p>
          </table:table-cell>
          <table:table-cell office:value-type="float" office:value="155.1" table:style-name="ce2">
            <text:p>155.1</text:p>
          </table:table-cell>
          <table:table-cell office:value-type="float" office:value="80.099999999999994" table:style-name="ce2">
            <text:p>80.1</text:p>
          </table:table-cell>
          <table:table-cell table:number-columns-repeated="16356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wpso2</text:p>
          </table:table-cell>
          <table:table-cell office:value-type="float" office:value="160" table:formula="of:=160" table:style-name="ce2">
            <text:p>160</text:p>
          </table:table-cell>
          <table:table-cell table:number-columns-repeated="4" table:style-name="ce2"/>
          <table:table-cell office:value-type="string" table:style-name="ce2">
            <text:p>wnso2</text:p>
          </table:table-cell>
          <table:table-cell office:value-type="float" office:value="160" table:formula="of:=160" table:style-name="ce2">
            <text:p>160</text:p>
          </table:table-cell>
          <table:table-cell table:number-columns-repeated="4" table:style-name="ce2"/>
          <table:table-cell office:value-type="string" table:style-name="ce2">
            <text:p>Wse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string" table:style-name="ce2">
            <text:p>rC</text:p>
          </table:table-cell>
          <table:table-cell office:value-type="float" office:value="1.3029999999999999" table:style-name="ce2">
            <text:p>1.303</text:p>
          </table:table-cell>
          <table:table-cell table:number-columns-repeated="3" table:style-name="ce2"/>
          <table:table-cell office:value-type="string" table:style-name="ce2">
            <text:p>Ve</text:p>
          </table:table-cell>
          <table:table-cell office:value-type="float" office:value="-0.67800000000000005" table:style-name="ce2">
            <text:p>-0.678</text:p>
          </table:table-cell>
          <table:table-cell office:value-type="float" office:value="-0.61" table:style-name="ce2">
            <text:p>-0.61</text:p>
          </table:table-cell>
          <table:table-cell table:number-columns-repeated="16356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Epf</text:p>
          </table:table-cell>
          <table:table-cell office:value-type="float" office:value="-8.1456800000000005" table:formula="of:=-8.4075+0.01378*[.C3]" table:style-name="ce2">
            <text:p>-8.14568</text:p>
          </table:table-cell>
          <table:table-cell table:number-columns-repeated="4" table:style-name="ce2"/>
          <table:table-cell office:value-type="string" table:style-name="ce2">
            <text:p>Enf</text:p>
          </table:table-cell>
          <table:table-cell office:value-type="float" office:value="-10.937419999999999" table:formula="of:=-11.2814+0.02646*[.I3]" table:style-name="ce2">
            <text:p>-10.93742</text:p>
          </table:table-cell>
          <table:table-cell table:number-columns-repeated="4" table:style-name="ce2"/>
          <table:table-cell office:value-type="string" table:style-name="ce2">
            <text:p>Wve0</text:p>
          </table:table-cell>
          <table:table-cell office:value-type="float" office:value="18.100000000000001" table:style-name="ce2">
            <text:p>18.1</text:p>
          </table:table-cell>
          <table:table-cell table:number-columns-repeated="7" table:style-name="ce2"/>
          <table:table-cell office:value-type="string" table:style-name="ce2">
            <text:p>r0</text:p>
          </table:table-cell>
          <table:table-cell office:value-type="float" office:value="0.92" table:style-name="ce2">
            <text:p>0.92</text:p>
          </table:table-cell>
          <table:table-cell office:value-type="float" office:value="1.48" table:style-name="ce2">
            <text:p>1.48</text:p>
          </table:table-cell>
          <table:table-cell table:number-columns-repeated="16356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Vc</text:p>
          </table:table-cell>
          <table:table-cell office:value-type="float" office:value="4.1919701477455362" table:formula="of:=1.73/([.C18])*[.C2]*[.C3]^(-1/3)" table:style-name="ce2">
            <text:p>4.191970148</text:p>
          </table:table-cell>
          <table:table-cell table:number-columns-repeated="10" table:style-name="ce2"/>
          <table:table-cell office:value-type="string" table:style-name="ce2">
            <text:p>Wvew</text:p>
          </table:table-cell>
          <table:table-cell office:value-type="float" office:value="5.97" table:style-name="ce2">
            <text:p>5.97</text:p>
          </table:table-cell>
          <table:table-cell table:number-columns-repeated="7" table:style-name="ce2"/>
          <table:table-cell office:value-type="string" table:style-name="ce2">
            <text:p>r0^0</text:p>
          </table:table-cell>
          <table:table-cell office:value-type="float" office:value="0.108" table:style-name="ce2">
            <text:p>0.108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string" table:style-name="ce2">
            <text:p>Wse0</text:p>
          </table:table-cell>
          <table:table-cell office:value-type="float" office:value="14.3" table:style-name="ce2">
            <text:p>14.3</text:p>
          </table:table-cell>
          <table:table-cell table:number-columns-repeated="7" table:style-name="ce2"/>
          <table:table-cell office:value-type="string" table:style-name="ce2">
            <text:p>r0ae</text:p>
          </table:table-cell>
          <table:table-cell office:value-type="float" office:value="3.0999999999999999E-3" table:style-name="ce2">
            <text:p>0.0031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string" table:style-name="ce2">
            <text:p>Wsew</text:p>
          </table:table-cell>
          <table:table-cell office:value-type="float" office:value="4.55" table:style-name="ce2">
            <text:p>4.55</text:p>
          </table:table-cell>
          <table:table-cell table:number-columns-repeated="7" table:style-name="ce2"/>
          <table:table-cell office:value-type="string" table:style-name="ce2">
            <text:p>a0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59" table:style-name="ce2">
            <text:p>0.5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2">
            <text:p>Lab-CM converter</text:p>
          </table:table-cell>
          <table:table-cell table:number-columns-repeated="14" table:style-name="ce2"/>
          <table:table-cell office:value-type="string" table:style-name="ce2">
            <text:p>EC</text:p>
          </table:table-cell>
          <table:table-cell office:value-type="float" office:value="3.957163322263884" table:formula="of:=6*[.O2]*1.44/(5*[.O16]*([.O3])^(1/3))" table:style-name="ce2">
            <text:p>3.957163322</text:p>
          </table:table-cell>
          <table:table-cell table:number-columns-repeated="7" table:style-name="ce2"/>
          <table:table-cell office:value-type="string" table:style-name="ce2">
            <text:p>Wv0</text:p>
          </table:table-cell>
          <table:table-cell office:value-type="float" office:value="33.1" table:style-name="ce2">
            <text:p>33.1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P</text:p>
          </table:table-cell>
          <table:table-cell office:value-type="float" office:value="2" table:style-name="ce2">
            <text:p>2</text:p>
          </table:table-cell>
          <table:table-cell table:number-columns-repeated="22" table:style-name="ce2"/>
          <table:table-cell office:value-type="string" table:style-name="ce2">
            <text:p>Ws0</text:p>
          </table:table-cell>
          <table:table-cell office:value-type="float" office:value="21.8" table:style-name="ce2">
            <text:p>21.8</text:p>
          </table:table-cell>
          <table:table-cell office:value-type="float" office:value="25.3" table:style-name="ce2">
            <text:p>25.3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2">
            <text:p>AT</text:p>
          </table:table-cell>
          <table:table-cell office:value-type="float" office:value="19" table:style-name="ce2">
            <text:p>19</text:p>
          </table:table-cell>
          <table:table-cell table:number-columns-repeated="22" table:style-name="ce2"/>
          <table:table-cell office:value-type="string" table:style-name="ce2">
            <text:p>WST</text:p>
          </table:table-cell>
          <table:table-cell office:value-type="float" office:value="13.1" table:style-name="ce2">
            <text:p>13.1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lab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MeV</text:p>
          </table:table-cell>
          <table:table-cell table:number-columns-repeated="21" table:style-name="ce2"/>
          <table:table-cell office:value-type="string" table:style-name="ce2">
            <text:p>rw</text:p>
          </table:table-cell>
          <table:table-cell office:value-type="float" office:value="1.43" table:style-name="ce2">
            <text:p>1.43</text:p>
          </table:table-cell>
          <table:table-cell office:value-type="float" office:value="0.83" table:style-name="ce2">
            <text:p>0.83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2">
            <text:p>ECM</text:p>
          </table:table-cell>
          <table:table-cell office:value-type="float" office:value="14.476190476190476" table:formula="of:=[.C26]/([.C25]+[.C26])*[.C27]" table:style-name="ce2">
            <text:p>14.47619048</text:p>
          </table:table-cell>
          <table:table-cell office:value-type="string" table:style-name="ce2">
            <text:p>MeV</text:p>
          </table:table-cell>
          <table:table-cell table:number-columns-repeated="21" table:style-name="ce2"/>
          <table:table-cell office:value-type="string" table:style-name="ce2">
            <text:p>rw^0</text:p>
          </table:table-cell>
          <table:table-cell office:value-type="float" office:value="-0.16" table:style-name="ce2">
            <text:p>-0.16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24" table:style-name="ce2"/>
          <table:table-cell office:value-type="string" table:style-name="ce2">
            <text:p>aw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1.0469999999999999" table:style-name="ce2">
            <text:p>1.047</text:p>
          </table:table-cell>
          <table:table-cell table:number-columns-repeated="16356"/>
        </table:table-row>
        <table:table-row table:style-name="ro1">
          <table:table-cell/>
          <table:table-cell table:number-columns-repeated="24" table:style-name="ce2"/>
          <table:table-cell office:value-type="string" table:style-name="ce2">
            <text:p>Wve0</text:p>
          </table:table-cell>
          <table:table-cell office:value-type="float" office:value="156.1" table:style-name="ce2">
            <text:p>156.1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24" table:style-name="ce2"/>
          <table:table-cell office:value-type="string" table:style-name="ce2">
            <text:p>Wvew</text:p>
          </table:table-cell>
          <table:table-cell office:value-type="float" office:value="52.4" table:style-name="ce2">
            <text:p>52.4</text:p>
          </table:table-cell>
          <table:table-cell table:number-columns-repeated="997" table:style-name="ce2"/>
          <table:table-cell table:number-columns-repeated="15360"/>
        </table:table-row>
        <table:table-row table:style-name="ro1">
          <table:table-cell/>
          <table:table-cell table:number-columns-repeated="24" table:style-name="ce2"/>
          <table:table-cell office:value-type="string" table:style-name="ce2">
            <text:p>Wse0</text:p>
          </table:table-cell>
          <table:table-cell office:value-type="float" office:value="30.8" table:style-name="ce2">
            <text:p>30.8</text:p>
          </table:table-cell>
          <table:table-cell office:value-type="float" office:value="30.8" table:style-name="ce2">
            <text:p>30.8</text:p>
          </table:table-cell>
          <table:table-cell table:number-columns-repeated="16356"/>
        </table:table-row>
        <table:table-row table:style-name="ro1">
          <table:table-cell table:number-columns-repeated="25"/>
          <table:table-cell office:value-type="string" table:style-name="ce2">
            <text:p>Wsew</text:p>
          </table:table-cell>
          <table:table-cell office:value-type="float" office:value="106.4" table:style-name="ce2">
            <text:p>106.4</text:p>
          </table:table-cell>
          <table:table-cell office:value-type="float" office:value="106.4" table:style-name="ce2">
            <text:p>106.4</text:p>
          </table:table-cell>
          <table:table-cell table:number-columns-repeated="16356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Eli Temanson</dc:creator>
    <meta:creation-date>2021-07-23T14:41:21Z</meta:creation-date>
    <dc:date>2023-03-20T21:21:49Z</dc:date>
    <meta:editing-cycles>96</meta:editing-cycles>
    <meta:editing-duration>PT1006283S</meta:editing-duration>
  </office:meta>
</office:document-meta>
</file>